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1" style:family="table">
      <style:table-properties style:width="10.954cm" fo:margin-left="1.969cm" fo:margin-right="5.667cm" table:align="margins"/>
    </style:style>
    <style:style style:name="Table1.A" style:family="table-column">
      <style:table-column-properties style:column-width="4.128cm" style:rel-column-width="24694*"/>
    </style:style>
    <style:style style:name="Table1.B" style:family="table-column">
      <style:table-column-properties style:column-width="1.693cm" style:rel-column-width="10131*"/>
    </style:style>
    <style:style style:name="Table1.C" style:family="table-column">
      <style:table-column-properties style:column-width="3.201cm" style:rel-column-width="19153*"/>
    </style:style>
    <style:style style:name="Table1.D" style:family="table-column">
      <style:table-column-properties style:column-width="1.931cm" style:rel-column-width="11557*"/>
    </style:style>
    <style:style style:name="Table1.A1" style:family="table-cell">
      <style:table-cell-properties style:vertical-align="bottom" fo:padding="0.102cm" fo:border-left="0.035cm solid #000000" fo:border-right="none" fo:border-top="0.035cm solid #000000" fo:border-bottom="0.035cm solid #000000"/>
    </style:style>
    <style:style style:name="Table1.D1" style:family="table-cell">
      <style:table-cell-properties style:vertical-align="bottom" fo:padding="0.102cm" fo:border="0.035cm solid #000000"/>
    </style:style>
    <style:style style:name="Table1.A2" style:family="table-cell">
      <style:table-cell-properties style:vertical-align="bottom" fo:padding="0.102cm" fo:border-left="0.035cm solid #000000" fo:border-right="none" fo:border-top="none" fo:border-bottom="0.035cm solid #000000"/>
    </style:style>
    <style:style style:name="Table1.D2" style:family="table-cell">
      <style:table-cell-properties style:vertical-align="bottom" fo:padding="0.102cm" fo:border-left="0.035cm solid #000000" fo:border-right="0.035cm solid #000000" fo:border-top="none" fo:border-bottom="0.035cm solid #000000"/>
    </style:style>
    <style:style style:name="Table2" style:family="table">
      <style:table-properties style:width="18.59cm" style:rel-width="100%" fo:margin-left="2cm" table:align="left"/>
    </style:style>
    <style:style style:name="Table2.A" style:family="table-column">
      <style:table-column-properties style:column-width="18.59cm" style:rel-column-width="65535*"/>
    </style:style>
    <style:style style:name="Table2.A1" style:family="table-cell">
      <style:table-cell-properties style:vertical-align="middle" fo:padding="0.102cm" fo:border="0.035cm solid #000000"/>
    </style:style>
    <style:style style:name="Table3" style:family="table">
      <style:table-properties style:width="5.309cm" table:align="center"/>
    </style:style>
    <style:style style:name="Table3.A" style:family="table-column">
      <style:table-column-properties style:column-width="2.743cm"/>
    </style:style>
    <style:style style:name="Table3.B" style:family="table-column">
      <style:table-column-properties style:column-width="2.566cm"/>
    </style:style>
    <style:style style:name="Table3.A1" style:family="table-cell">
      <style:table-cell-properties fo:padding="0.102cm" fo:border-left="0.035cm solid #000000" fo:border-right="none" fo:border-top="0.035cm solid #000000" fo:border-bottom="0.035cm solid #000000"/>
    </style:style>
    <style:style style:name="Table3.B1" style:family="table-cell">
      <style:table-cell-properties fo:padding="0.102cm" fo:border="0.035cm solid #000000"/>
    </style:style>
    <style:style style:name="Table3.A2" style:family="table-cell">
      <style:table-cell-properties fo:padding="0.102cm" fo:border-left="0.035cm solid #000000" fo:border-right="none" fo:border-top="none" fo:border-bottom="0.035cm solid #000000"/>
    </style:style>
    <style:style style:name="Table3.B2" style:family="table-cell">
      <style:table-cell-properties fo:padding="0.102cm" fo:border-left="0.035cm solid #000000" fo:border-right="0.035cm solid #000000" fo:border-top="none" fo:border-bottom="0.035cm solid #000000"/>
    </style:style>
    <style:style style:name="Table4" style:family="table">
      <style:table-properties style:width="5.54cm" fo:margin-left="7.001cm" fo:margin-right="6.048cm" table:align="margins"/>
    </style:style>
    <style:style style:name="Table4.A" style:family="table-column">
      <style:table-column-properties style:column-width="2.723cm" style:rel-column-width="32214*"/>
    </style:style>
    <style:style style:name="Table4.B" style:family="table-column">
      <style:table-column-properties style:column-width="2.817cm" style:rel-column-width="33321*"/>
    </style:style>
    <style:style style:name="Table4.A1" style:family="table-cell">
      <style:table-cell-properties fo:padding="0.102cm" fo:border-left="0.035cm solid #000000" fo:border-right="none" fo:border-top="0.035cm solid #000000" fo:border-bottom="0.035cm solid #000000"/>
    </style:style>
    <style:style style:name="Table4.B1" style:family="table-cell">
      <style:table-cell-properties fo:padding="0.102cm" fo:border="0.035cm solid #000000"/>
    </style:style>
    <style:style style:name="Table4.A2" style:family="table-cell">
      <style:table-cell-properties fo:padding="0.102cm" fo:border-left="0.035cm solid #000000" fo:border-right="none" fo:border-top="none" fo:border-bottom="0.035cm solid #000000"/>
    </style:style>
    <style:style style:name="Table4.B2" style:family="table-cell">
      <style:table-cell-properties fo:padding="0.102cm" fo:border-left="0.035cm solid #000000" fo:border-right="0.035cm solid #000000" fo:border-top="none" fo:border-bottom="0.035cm solid #000000"/>
    </style:style>
    <style:style style:name="P1" style:family="paragraph" style:parent-style-name="Text_20_body">
      <style:paragraph-properties fo:margin-top="0cm" fo:margin-bottom="0.508cm"/>
    </style:style>
    <style:style style:name="P2" style:family="paragraph" style:parent-style-name="Text_20_body">
      <style:paragraph-properties fo:margin-top="0cm" fo:margin-bottom="0.508cm" fo:text-align="center" style:justify-single-word="false"/>
    </style:style>
    <style:style style:name="P3" style:family="paragraph" style:parent-style-name="Text_20_body">
      <style:paragraph-properties fo:margin-top="0cm" fo:margin-bottom="0.508cm"/>
      <style:text-properties fo:font-size="14pt"/>
    </style:style>
    <style:style style:name="P4" style:family="paragraph" style:parent-style-name="Text_20_body">
      <style:paragraph-properties fo:margin-top="0cm" fo:margin-bottom="0.508cm"/>
      <style:text-properties fo:font-size="14pt" fo:font-weight="bold"/>
    </style:style>
    <style:style style:name="P5" style:family="paragraph" style:parent-style-name="Text_20_body">
      <style:paragraph-properties fo:margin-top="0cm" fo:margin-bottom="0.508cm"/>
      <style:text-properties fo:font-size="12pt" fo:font-weight="bold"/>
    </style:style>
    <style:style style:name="P6" style:family="paragraph" style:parent-style-name="Text_20_body">
      <style:paragraph-properties fo:margin-top="0cm" fo:margin-bottom="0.508cm"/>
      <style:text-properties fo:font-weight="bold"/>
    </style:style>
    <style:style style:name="P7" style:family="paragraph" style:parent-style-name="Standard">
      <style:paragraph-properties fo:margin-left="2cm" fo:margin-right="0cm" fo:margin-top="0cm" fo:margin-bottom="0cm" fo:text-indent="0cm" style:auto-text-indent="false"/>
      <style:text-properties fo:font-size="2pt" style:font-size-asian="2pt" style:font-size-complex="2pt"/>
    </style:style>
    <style:style style:name="P8" style:family="paragraph" style:parent-style-name="Table_20_Contents">
      <style:paragraph-properties fo:margin-top="0cm" fo:margin-bottom="0.499cm"/>
    </style:style>
    <style:style style:name="P9" style:family="paragraph" style:parent-style-name="Table_20_Contents">
      <style:paragraph-properties fo:margin-top="0cm" fo:margin-bottom="0.499cm" fo:text-align="center" style:justify-single-word="false"/>
    </style:style>
    <style:style style:name="P10" style:family="paragraph" style:parent-style-name="Table_20_Heading">
      <style:paragraph-properties fo:margin-top="0cm" fo:margin-bottom="0.499cm"/>
    </style:style>
    <style:style style:name="P11" style:family="paragraph" style:parent-style-name="Table_20_Heading">
      <style:paragraph-properties fo:margin-top="0cm" fo:margin-bottom="0.499cm" fo:text-align="center" style:justify-single-word="false"/>
    </style:style>
    <style:style style:name="P12" style:family="paragraph" style:parent-style-name="Text_20_body">
      <style:paragraph-properties fo:margin-left="1.016cm" fo:margin-right="0cm" fo:margin-top="0cm" fo:margin-bottom="0.508cm" fo:text-indent="0cm" style:auto-text-indent="false"/>
    </style:style>
    <style:style style:name="P13" style:family="paragraph" style:parent-style-name="Text_20_body">
      <style:paragraph-properties fo:margin-left="2.032cm" fo:margin-right="0cm" fo:margin-top="0cm" fo:margin-bottom="0.508cm" fo:text-indent="0cm" style:auto-text-indent="false"/>
    </style:style>
    <style:style style:name="P14" style:family="paragraph" style:parent-style-name="Text_20_body">
      <style:paragraph-properties fo:margin-left="1.245cm" fo:margin-right="0cm" fo:margin-top="0cm" fo:margin-bottom="0.508cm" fo:text-indent="0cm" style:auto-text-indent="false"/>
    </style:style>
    <style:style style:name="P15" style:family="paragraph" style:parent-style-name="Text_20_body">
      <style:paragraph-properties fo:margin-left="0.737cm" fo:margin-right="0cm" fo:margin-top="0cm" fo:margin-bottom="0.508cm" fo:text-indent="0cm" style:auto-text-indent="false"/>
    </style:style>
    <style:style style:name="P16" style:family="paragraph" style:parent-style-name="Standard">
      <style:paragraph-properties fo:margin-top="0cm" fo:margin-bottom="0cm"/>
      <style:text-properties fo:font-size="2pt" style:font-size-asian="2pt" style:font-size-complex="2pt"/>
    </style:style>
    <style:style style:name="P17" style:family="paragraph" style:parent-style-name="Standard">
      <style:paragraph-properties fo:margin-left="7.001cm" fo:margin-right="0cm" fo:margin-top="0cm" fo:margin-bottom="0cm" fo:text-indent="0cm" style:auto-text-indent="false"/>
      <style:text-properties fo:font-size="2pt" style:font-size-asian="2pt" style:font-size-complex="2pt"/>
    </style:style>
    <style:style style:name="P18" style:family="paragraph" style:parent-style-name="Text_20_body">
      <style:paragraph-properties fo:margin-left="-1.251cm" fo:margin-right="0cm" fo:margin-top="0cm" fo:margin-bottom="0.508cm" fo:text-indent="0cm" style:auto-text-indent="false"/>
    </style:style>
    <style:style style:name="P19" style:family="paragraph" style:parent-style-name="Text_20_body" style:master-page-name="HTML">
      <style:paragraph-properties fo:margin-top="0cm" fo:margin-bottom="0.508cm" style:page-number="auto"/>
    </style:style>
    <style:style style:name="P20" style:family="paragraph" style:parent-style-name="Text_20_body" style:list-style-name="L1">
      <style:paragraph-properties fo:margin-top="0cm" fo:margin-bottom="0.508cm"/>
      <style:text-properties fo:font-weight="bold"/>
    </style:style>
    <style:style style:name="P21" style:family="paragraph" style:parent-style-name="Text_20_body" style:list-style-name="L2">
      <style:paragraph-properties fo:margin-top="0cm" fo:margin-bottom="0.508cm"/>
      <style:text-properties fo:font-weight="bold"/>
    </style:style>
    <style:style style:name="P22" style:family="paragraph" style:parent-style-name="Text_20_body" style:list-style-name="L4">
      <style:paragraph-properties fo:margin-top="0cm" fo:margin-bottom="0.508cm"/>
      <style:text-properties fo:font-weight="bold"/>
    </style:style>
    <style:style style:name="P23" style:family="paragraph" style:parent-style-name="Text_20_body" style:list-style-name="L6">
      <style:paragraph-properties fo:margin-top="0cm" fo:margin-bottom="0.508cm"/>
      <style:text-properties fo:font-weight="bold"/>
    </style:style>
    <style:style style:name="P24" style:family="paragraph" style:parent-style-name="Text_20_body" style:list-style-name="L14">
      <style:paragraph-properties fo:margin-top="0cm" fo:margin-bottom="0.508cm"/>
      <style:text-properties fo:font-weight="bold"/>
    </style:style>
    <style:style style:name="P25" style:family="paragraph" style:parent-style-name="Text_20_body" style:list-style-name="L3">
      <style:paragraph-properties fo:margin-top="0cm" fo:margin-bottom="0.508cm"/>
    </style:style>
    <style:style style:name="P26" style:family="paragraph" style:parent-style-name="Text_20_body" style:list-style-name="L5">
      <style:paragraph-properties fo:margin-top="0cm" fo:margin-bottom="0.508cm"/>
    </style:style>
    <style:style style:name="P27" style:family="paragraph" style:parent-style-name="Text_20_body" style:list-style-name="L6">
      <style:paragraph-properties fo:margin-top="0cm" fo:margin-bottom="0.508cm"/>
    </style:style>
    <style:style style:name="P28" style:family="paragraph" style:parent-style-name="Text_20_body" style:list-style-name="L7">
      <style:paragraph-properties fo:margin-top="0cm" fo:margin-bottom="0.508cm"/>
    </style:style>
    <style:style style:name="P29" style:family="paragraph" style:parent-style-name="Text_20_body" style:list-style-name="L8">
      <style:paragraph-properties fo:margin-top="0cm" fo:margin-bottom="0.508cm"/>
      <style:text-properties fo:font-size="14pt" style:font-size-asian="14pt" style:font-size-complex="14pt"/>
    </style:style>
    <style:style style:name="P30" style:family="paragraph" style:parent-style-name="Text_20_body" style:list-style-name="L9">
      <style:paragraph-properties fo:margin-top="0cm" fo:margin-bottom="0.508cm"/>
    </style:style>
    <style:style style:name="P31" style:family="paragraph" style:parent-style-name="Text_20_body" style:list-style-name="L10">
      <style:paragraph-properties fo:margin-top="0cm" fo:margin-bottom="0.508cm"/>
    </style:style>
    <style:style style:name="P32" style:family="paragraph" style:parent-style-name="Text_20_body" style:list-style-name="L11">
      <style:paragraph-properties fo:margin-top="0cm" fo:margin-bottom="0.508cm"/>
    </style:style>
    <style:style style:name="P33" style:family="paragraph" style:parent-style-name="Text_20_body" style:list-style-name="L12">
      <style:paragraph-properties fo:margin-top="0cm" fo:margin-bottom="0.508cm"/>
    </style:style>
    <style:style style:name="P34" style:family="paragraph" style:parent-style-name="Text_20_body" style:list-style-name="L13">
      <style:paragraph-properties fo:margin-top="0cm" fo:margin-bottom="0.508cm"/>
    </style:style>
    <style:style style:name="P35" style:family="paragraph" style:parent-style-name="Text_20_body" style:list-style-name="L14">
      <style:paragraph-properties fo:margin-top="0cm" fo:margin-bottom="0.508cm"/>
    </style:style>
    <style:style style:name="P36" style:family="paragraph" style:parent-style-name="Text_20_body" style:list-style-name="L14">
      <style:paragraph-properties fo:margin-top="0cm" fo:margin-bottom="0.508cm"/>
      <style:text-properties fo:color="#0000ff"/>
    </style:style>
    <style:style style:name="P37" style:family="paragraph" style:parent-style-name="Text_20_body" style:list-style-name="L15">
      <style:paragraph-properties fo:margin-top="0cm" fo:margin-bottom="0.508cm"/>
    </style:style>
    <style:style style:name="P38" style:family="paragraph" style:parent-style-name="Text_20_body" style:list-style-name="L16">
      <style:paragraph-properties fo:margin-top="0cm" fo:margin-bottom="0.508cm"/>
    </style:style>
    <style:style style:name="P39" style:family="paragraph" style:parent-style-name="Text_20_body" style:list-style-name="L17">
      <style:paragraph-properties fo:margin-top="0cm" fo:margin-bottom="0.508cm"/>
    </style:style>
    <style:style style:name="P40" style:family="paragraph" style:parent-style-name="Text_20_body" style:list-style-name="L3">
      <style:paragraph-properties fo:margin-left="1.251cm" fo:margin-right="0cm" fo:margin-top="0cm" fo:margin-bottom="0.508cm" fo:text-indent="0cm" style:auto-text-indent="false"/>
    </style:style>
    <style:style style:name="P41" style:family="paragraph" style:parent-style-name="Text_20_body" style:list-style-name="L7">
      <style:paragraph-properties fo:margin-left="-2.501cm" fo:margin-right="0cm" fo:margin-top="0cm" fo:margin-bottom="0.508cm" fo:text-indent="0cm" style:auto-text-indent="false"/>
    </style:style>
    <style:style style:name="P42" style:family="paragraph" style:parent-style-name="Text_20_body" style:list-style-name="L9">
      <style:paragraph-properties fo:margin-left="-1.251cm" fo:margin-right="0cm" fo:margin-top="0cm" fo:margin-bottom="0.508cm" fo:text-indent="0cm" style:auto-text-indent="false"/>
      <style:text-properties fo:font-size="14pt" style:font-size-asian="14pt" style:font-size-complex="14pt"/>
    </style:style>
    <style:style style:name="P43" style:family="paragraph" style:parent-style-name="Text_20_body" style:list-style-name="L14">
      <style:paragraph-properties fo:margin-left="-1.251cm" fo:margin-right="0cm" fo:margin-top="0cm" fo:margin-bottom="0.508cm" fo:text-indent="0cm" style:auto-text-indent="false"/>
    </style:style>
    <style:style style:name="P44" style:family="paragraph" style:parent-style-name="Text_20_body" style:list-style-name="L18">
      <style:paragraph-properties fo:margin-left="5.002cm" fo:margin-right="0cm" fo:margin-top="0cm" fo:margin-bottom="0.508cm" fo:text-indent="0cm" style:auto-text-indent="false"/>
    </style:style>
    <style:style style:name="P45" style:family="paragraph" style:parent-style-name="Text_20_body">
      <style:paragraph-properties fo:margin-left="2.032cm" fo:margin-right="0cm" fo:margin-top="0cm" fo:margin-bottom="0.508cm" fo:text-indent="0cm" style:auto-text-indent="false"/>
    </style:style>
    <style:style style:name="T1" style:family="text">
      <style:text-properties fo:font-size="14pt"/>
    </style:style>
    <style:style style:name="T2" style:family="text">
      <style:text-properties fo:font-size="14pt" fo:font-weight="bold"/>
    </style:style>
    <style:style style:name="T3" style:family="text">
      <style:text-properties fo:font-weight="bold"/>
    </style:style>
    <style:style style:name="T4" style:family="text">
      <style:text-properties fo:color="#0000ff"/>
    </style:style>
    <style:style style:name="T5" style:family="text">
      <style:text-properties fo:color="#0000ff" fo:font-weight="bold"/>
    </style:style>
    <style:style style:name="T6" style:family="text">
      <style:text-properties style:text-line-through-style="none" style:text-underline-style="none" style:text-blinking="false"/>
    </style:style>
    <style:style style:name="T7" style:family="text">
      <style:text-properties style:text-underline-style="solid" style:text-underline-width="auto" style:text-underline-color="font-color"/>
    </style:style>
    <style:style style:name="T8" style:family="text">
      <style:text-properties fo:color="#000000"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t.88"/><text:bookmark text:name="t.880"/><text:bookmark text:name="t.881"/></text:p>
      <text:p text:style-name="P2"><text:bookmark text:name="t.882"/><text:bookmark text:name="t.883"/><text:bookmark text:name="t.884"/><text:span text:style-name="T2">HIGHEXPLOSIVE</text:span> </text:p>
      <text:p text:style-name="P1"><text:bookmark text:name="t.885"/><text:bookmark text:name="t.886"/><text:bookmark text:name="t.887"/></text:p>
      <text:p text:style-name="P7"><text:bookmark text:name="t.888"/><text:bookmark text:name="t.889"/><text:bookmark text:name="t.8810"/><text:bookmark text:name="t.8811"/><text:bookmark text:name="t.8812"/><text:bookmark text:name="t.8813"/><text:bookmark text:name="t.8814"/><text:bookmark text:name="t.8815"/><text:bookmark text:name="t.881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text:bookmark text:name="t.8819"/><text:bookmark text:name="t.8817"/><text:bookmark text:name="t.8818"/>Nombre </text:p>
          </table:table-cell>
          <table:table-cell table:style-name="Table1.A1" office:value-type="string">
            <text:p text:style-name="P8"><text:bookmark text:name="t.8821"/><text:bookmark text:name="t.8820"/>Versión </text:p>
          </table:table-cell>
          <table:table-cell table:style-name="Table1.A1" office:value-type="string">
            <text:p text:style-name="P8"><text:bookmark text:name="t.8823"/><text:bookmark text:name="t.8824"/><text:bookmark text:name="t.8822"/>Autor </text:p>
          </table:table-cell>
          <table:table-cell table:style-name="Table1.D1" office:value-type="string">
            <text:p text:style-name="P8">Fecha</text:p>
          </table:table-cell>
        </table:table-row>
        <table:table-row>
          <table:table-cell table:style-name="Table1.A2" office:value-type="string">
            <text:p text:style-name="P8"><text:bookmark text:name="t.8826"/><text:bookmark text:name="t.8825"/>HX_Funcional_v[0.1] </text:p>
          </table:table-cell>
          <table:table-cell table:style-name="Table1.A2" office:value-type="string">
            <text:p text:style-name="P8"><text:bookmark text:name="t.8828"/><text:bookmark text:name="t.8827"/>0.1 </text:p>
          </table:table-cell>
          <table:table-cell table:style-name="Table1.A2" office:value-type="string">
            <text:p text:style-name="P8"><text:bookmark text:name="t.8829"/>Luis Ollero Pena </text:p>
          </table:table-cell>
          <table:table-cell table:style-name="Table1.D2" office:value-type="string">
            <text:p text:style-name="P8">190109</text:p>
          </table:table-cell>
        </table:table-row>
      </table:table>
      <text:p text:style-name="P1"><text:bookmark text:name="t.8830"/><text:bookmark text:name="t.8831"/><text:bookmark text:name="t.8832"/></text:p>
      <text:p text:style-name="P1"><text:bookmark text:name="t.8833"/><text:bookmark text:name="t.8834"/><text:bookmark text:name="k:hd"/><text:bookmark text:name="t.8835"/><text:bookmark text:name="t.8836"/><text:span text:style-name="T2">INTRODUCCIÓN:</text:span> </text:p>
      <text:p text:style-name="P1"><text:bookmark text:name="t.8837"/><text:bookmark text:name="t.8838"/><text:span text:style-name="T3">v[0.1]</text:span> Mediante la metodología KISS (Keep It Simple Stupid) intentaré dar forma a un esqueleto de lo que pretende llegar a ser un juego completo de estrategia y rol basado en la idea del juego Highexplosive de Kobra. Como buen seguidor de KISS, lo mantendré todo tan simple y expansible como sea capaz. </text:p>
      <text:p text:style-name="P1"><text:bookmark text:name="t.8839"/>La filosofía que persigue este proyecto es la de cualquier proyecto de software libre bajo licencia de creative commons. Aún sin considerar que merezca la pena, intentaré que su código esté disponible desde el mismo momento de puesta en marcha para cualquiera interesado en crear versiones del juego siempre que las mismas sean sin ánimo de lucro. </text:p>
      <text:p text:style-name="P1"><text:bookmark text:name="t.8840"/>NOTA IMPORTANTE: Siempre que algo se encuentre en color distinto de negro, se trata de algo no implementado y que no tiene visos de implementarse en la versión del juego tratada en este documento. </text:p>
      <text:p text:style-name="P3"><text:bookmark text:name="t.8841"/><text:bookmark text:name="t.8842"/><text:bookmark text:name="t.8843"/><text:span text:style-name="T3">PRIMERO</text:span><text:bookmark text:name="t.8844"/><text:bookmark text:name="t.8845"/><text:span text:style-name="T3">: Entidades.</text:span> </text:p>
      <text:list xml:id="list2125299043" text:style-name="L1">
        <text:list-item>
          <text:p text:style-name="P20"><text:bookmark text:name="t.8850"/><text:bookmark text:name="t.8851"/><text:bookmark text:name="t.8852"/><text:bookmark text:name="t.8853"/><text:bookmark text:name="k:hd0"/><text:bookmark text:name="t.8854"/><text:bookmark text:name="k:hd1"/><text:bookmark text:name="t.8855"/><text:bookmark text:name="k:hd2"/><text:bookmark text:name="t.8856"/><text:bookmark text:name="t.8857"/><text:bookmark text:name="t.8858"/><text:span text:style-name="T1">Casa</text:span>: </text:p>
        </text:list-item>
      </text:list>
      <text:p text:style-name="P12"><text:bookmark text:name="t.8866"/><text:bookmark text:name="t.8860"/><text:bookmark text:name="k:hd3"/>Facción a la que pertenece cualquier planeta, unidad, personalidad o transporte. El registro 0 hace referencia a facciones teóricamente neutrales (léase Comstar, piratas, mercenarios...). En un principio las distintas casas no contarán con diferencias más allá de las tropas, transportes y planetas que poseen.<text:bookmark text:name="t.8864"/><text:bookmark text:name="mr9r"/></text:p>
      <text:p text:style-name="P13"><text:bookmark text:name="n7vc0"/><text:bookmark text:name="mr9r0"/><text:span text:style-name="T3">Id</text:span>: Entero. Transparente para el usuario. Distingue numéricamente la casa<text:bookmark text:name="t.8867"/><text:bookmark text:name="mr9r1"/></text:p>
      <text:p text:style-name="P13"><text:bookmark text:name="mr9r2"/><text:bookmark text:name="mr9r3"/><text:span text:style-name="T3">Nombre</text:span>: String. Nombre de la casa. </text:p>
      <text:p text:style-name="P13">Nombre alternativo: String. Nombre largo de la casa.</text:p>
      <text:p text:style-name="P13">Sectores: Set. Conjunto de sectores que pertenecen a la casa.</text:p>
      <text:p text:style-name="P13">Personajes: Set. Conjunto de personajes que pertenecen a la casa.</text:p>
      <text:list xml:id="list812571208" text:style-name="L2">
        <text:list-item>
          <text:p text:style-name="P21"><text:span text:style-name="T1">Sector</text:span>: </text:p>
        </text:list-item>
      </text:list>
      <text:p text:style-name="P14"><text:bookmark text:name="t.8876"/><text:bookmark text:name="t.8877"/><text:bookmark text:name="k:hd6"/>Productor de recursos, a él pueden estar ancladas unidades, personalidades civiles o transportes. El registro 0 de BBDD hace referencia al espacio. </text:p>
      <text:list xml:id="list996078815" text:style-name="L3">
        <text:list-item>
          <text:p text:style-name="P40"><text:bookmark text:name="t.8878"/><text:bookmark text:name="t.8879"/><text:bookmark text:name="t.8880"/><text:bookmark text:name="t.8881"/><text:soft-page-break/><text:span text:style-name="T3">Id</text:span>: String. Unívoco, transparente para el usuario. </text:p>
        </text:list-item>
        <text:list-item>
          <text:p text:style-name="P40"><text:bookmark text:name="t.8882"/><text:bookmark text:name="t.8883"/><text:bookmark text:name="t.8884"/><text:span text:style-name="T3">Casa</text:span>: Entero. Casa a la que pertenece el planeta políticamente hablando. </text:p>
        </text:list-item>
        <text:list-item>
          <text:p text:style-name="P40"><text:bookmark text:name="t.8885"/><text:bookmark text:name="t.8886"/><text:bookmark text:name="t.8887"/><text:span text:style-name="T3">PosX, posY</text:span>: Entero. Posición que ocupa el planeta en el mapa de juego. </text:p>
        </text:list-item>
        <text:list-item>
          <text:p text:style-name="P40">Densidad: Entero. Densidad del sector en cuanto a población y/o planetas habitables.</text:p>
        </text:list-item>
        <text:list-item>
          <text:p text:style-name="P40"><text:bookmark text:name="t.8888"/><text:bookmark text:name="t.8889"/><text:bookmark text:name="t.8890"/><text:span text:style-name="T3">Nombre</text:span>: String. Nombre del planeta. </text:p>
        </text:list-item>
        <text:list-item>
          <text:p text:style-name="P40"><text:bookmark text:name="t.8891"/><text:bookmark text:name="t.8892"/><text:bookmark text:name="t.8893"/><text:span text:style-name="T3">Bonificación Defensiva</text:span>: Entero. Bonus que obtienen las tropas de la casa cuya lealtad coincida con la del planeta. </text:p>
        </text:list-item>
        <text:list-item>
          <text:p text:style-name="P40"><text:bookmark text:name="t.8894"/><text:bookmark text:name="t.8895"/><text:bookmark text:name="t.8896"/><text:span text:style-name="T3">Lealtad</text:span>: Entero. Casa a la que el planeta profesa lealtad. No siempre este número debe ser igual al de “Casa”, lo que se hace particularmente palpable en nuevas conquistas. </text:p>
        </text:list-item>
        <text:list-item>
          <text:p text:style-name="P40"><text:bookmark text:name="t.8897"/><text:bookmark text:name="t.8898"/><text:bookmark text:name="t.8899"/><text:bookmark text:name="t.88100"/><text:span text:style-name="T8">Felicidad</text:span><text:span text:style-name="T5">:</text:span> Entero. Indica (la falta de) descontento reinante con la casa que aparece en el campo lealtad. Servirá para consolidar las conquistas (raramente), para calcular la producción del turno, para posibles insurrecciones, para dificultar las acciones de espionaje en el terreno... Su rango irá de -10 a +10. </text:p>
        </text:list-item>
        <text:list-item>
          <text:p text:style-name="P40"><text:bookmark text:name="t.88101"/><text:bookmark text:name="t.88102"/><text:bookmark text:name="t.88103"/><text:span text:style-name="T3">Producción</text:span>: Entero. Cantidad de recursos que otorga el planeta a la casa que lo posee. </text:p>
          <text:p text:style-name="P25"><text:bookmark text:name="t.88104"/>Para ver un listado completo de planetas ver el manual de juego en su apéndice de planetas. </text:p>
        </text:list-item>
      </text:list>
      <text:list xml:id="list1952179294" text:style-name="L4">
        <text:list-item>
          <text:p text:style-name="P22">Regimiento: </text:p>
        </text:list-item>
      </text:list>
      <text:p text:style-name="P14"><text:bookmark text:name="t.88111"/><text:bookmark text:name="t.88112"/><text:bookmark text:name="k:hd9"/>Unidades militares. No entramos en la composición de ellas, en un principio su diferenciación será por diversas estadísticas, a saber: </text:p>
      <text:list xml:id="list1914704544" text:style-name="L5">
        <text:list-item>
          <text:list>
            <text:list-item>
              <text:p text:style-name="P26"><text:bookmark text:name="t.88113"/><text:bookmark text:name="t.88114"/><text:bookmark text:name="t.88115"/><text:bookmark text:name="t.88116"/><text:bookmark text:name="t.88117"/><text:bookmark text:name="k:hd10"/><text:bookmark text:name="t.88118"/><text:bookmark text:name="k:hd11"/><text:bookmark text:name="t.88119"/><text:bookmark text:name="k:hd12"/><text:bookmark text:name="t.88120"/><text:span text:style-name="T3">Id</text:span>: Entero. Transparente para el usuario. </text:p>
            </text:list-item>
            <text:list-item>
              <text:p text:style-name="P26"><text:bookmark text:name="t.88121"/><text:bookmark text:name="t.88122"/><text:bookmark text:name="t.88123"/><text:span text:style-name="T3">Transporte</text:span>: Entero. Transporte en el que se halla la unidad. Si es 0 la unidad se encuentra estacionada en un planeta. </text:p>
            </text:list-item>
            <text:list-item>
              <text:p text:style-name="P26"><text:bookmark text:name="t.88124"/><text:bookmark text:name="t.88125"/><text:bookmark text:name="t.88126"/><text:span text:style-name="T3">Planeta:</text:span> Entero. Planeta en el que está estacionada la unidad. Si es 0 la unidad se halla en vuelo. </text:p>
            </text:list-item>
            <text:list-item>
              <text:p text:style-name="P26"><text:bookmark text:name="t.88127"/><text:bookmark text:name="t.88128"/><text:bookmark text:name="t.88129"/><text:span text:style-name="T3">Casa:</text:span> Entero. Identificador de la casa a la que pertenece la unidad. 0 implica una unidad neutral. </text:p>
            </text:list-item>
            <text:list-item>
              <text:p text:style-name="P26"><text:span text:style-name="T8">Sede</text:span><text:span text:style-name="T5">:</text:span> Entero. Planeta en el que la unidad fue formada. <text:s/></text:p>
            </text:list-item>
            <text:list-item>
              <text:p text:style-name="P26"><text:span text:style-name="T8">Veteranía</text:span><text:span text:style-name="T5">:</text:span> Enumerado. Rango de veteranía de la unidad. La escala es la siguiente: </text:p>
              <text:list>
                <text:list-item>
                  <text:p text:style-name="P26"><text:bookmark text:name="t.88138"/><text:bookmark text:name="t.88139"/><text:bookmark text:name="t.88140"/>Recluta (0). </text:p>
                </text:list-item>
                <text:list-item>
                  <text:p text:style-name="P26"><text:bookmark text:name="t.88141"/><text:bookmark text:name="t.88142"/>Verde (1). </text:p>
                </text:list-item>
                <text:list-item>
                  <text:p text:style-name="P26"><text:bookmark text:name="t.88143"/><text:bookmark text:name="t.88144"/><text:soft-page-break/>Soldado (2). </text:p>
                </text:list-item>
                <text:list-item>
                  <text:p text:style-name="P26"><text:bookmark text:name="t.88145"/><text:bookmark text:name="t.88146"/>Veterano (3). </text:p>
                </text:list-item>
                <text:list-item>
                  <text:p text:style-name="P26"><text:bookmark text:name="t.88147"/><text:bookmark text:name="t.88148"/>Elite (4). </text:p>
                </text:list-item>
              </text:list>
            </text:list-item>
            <text:list-item>
              <text:p text:style-name="P26"><text:bookmark text:name="t.88149"/><text:bookmark text:name="t.88150"/><text:bookmark text:name="t.88151"/><text:bookmark text:name="k:hd19"/><text:bookmark text:name="t.88152"/><text:bookmark text:name="k:hd20"/><text:bookmark text:name="t.88153"/><text:span text:style-name="T3">Nombre</text:span>: String. Literal para hacer referencia a la unidad durante el juego. Identificador para el usuario de la misma. </text:p>
            </text:list-item>
            <text:list-item>
              <text:p text:style-name="P26"><text:bookmark text:name="t.88154"/><text:bookmark text:name="t.88155"/><text:bookmark text:name="t.88156"/><text:span text:style-name="T3">Maniobra:</text:span> Entero. Capacidad de maniobra de una unidad. </text:p>
            </text:list-item>
            <text:list-item>
              <text:p text:style-name="P26"><text:bookmark text:name="t.88157"/><text:bookmark text:name="t.88158"/><text:bookmark text:name="t.88159"/><text:bookmark text:name="k:hd21"/><text:bookmark text:name="t.88160"/><text:bookmark text:name="k:hd22"/><text:bookmark text:name="t.88161"/><text:span text:style-name="T3">Ataque</text:span>: Entero. Poder ofensivo de la unidad. </text:p>
            </text:list-item>
            <text:list-item>
              <text:p text:style-name="P26"><text:bookmark text:name="t.88162"/><text:bookmark text:name="t.88163"/><text:bookmark text:name="t.88164"/><text:bookmark text:name="k:hd23"/><text:bookmark text:name="t.88165"/><text:bookmark text:name="k:hd24"/><text:bookmark text:name="t.88166"/><text:span text:style-name="T3">Defensa</text:span>: Entero. Poder defensivo de la unidad. </text:p>
            </text:list-item>
            <text:list-item>
              <text:p text:style-name="P26"><text:bookmark text:name="t.88167"/><text:bookmark text:name="t.88168"/><text:bookmark text:name="t.88169"/><text:bookmark text:name="k:hd25"/><text:bookmark text:name="t.88170"/><text:bookmark text:name="k:hd26"/><text:bookmark text:name="t.88171"/><text:span text:style-name="T8">Resistencia actual</text:span><text:span text:style-name="T4">:</text:span> Entero. “Puntos de vida” actuales de la unidad. En un principio será la misma que la resistencia máxima. </text:p>
            </text:list-item>
            <text:list-item>
              <text:p text:style-name="P26"><text:bookmark text:name="t.88172"/><text:bookmark text:name="t.88173"/><text:bookmark text:name="t.88174"/><text:bookmark text:name="k:hd27"/><text:bookmark text:name="t.88175"/><text:bookmark text:name="k:hd28"/><text:bookmark text:name="t.88176"/><text:span text:style-name="T3">Resistencia total</text:span>: Entero. “Puntos de vida” máximos de la unidad. </text:p>
            </text:list-item>
            <text:list-item>
              <text:p text:style-name="P26"><text:bookmark text:name="t.88177"/><text:bookmark text:name="t.88178"/><text:bookmark text:name="t.88179"/><text:bookmark text:name="k:hd29"/><text:bookmark text:name="t.88180"/><text:bookmark text:name="k:hd30"/><text:bookmark text:name="t.88181"/><text:span text:style-name="T3">Coste real</text:span>: Entero. Coste de fabricación de la unidad. Se usará para cálculos estadísticos (potencia de las casas y demás). </text:p>
            </text:list-item>
            <text:list-item>
              <text:p text:style-name="P26"><text:bookmark text:name="t.88182"/><text:bookmark text:name="t.88183"/><text:bookmark text:name="t.88184"/><text:bookmark text:name="k:hd31"/><text:bookmark text:name="t.88185"/><text:bookmark text:name="k:hd32"/><text:bookmark text:name="t.88186"/><text:span text:style-name="T3">Coste de mantenimiento</text:span>: Entero. Lo que cuesta mantener la unidad cada turno. </text:p>
            </text:list-item>
          </text:list>
        </text:list-item>
      </text:list>
      <text:list xml:id="list337420979" text:style-name="L6">
        <text:list-item>
          <text:p text:style-name="P23"><text:bookmark text:name="t.88238"/><text:bookmark text:name="t.88239"/><text:bookmark text:name="t.88240"/><text:bookmark text:name="k:hd51"/><text:bookmark text:name="t.88241"/><text:bookmark text:name="k:hd52"/><text:bookmark text:name="t.88242"/><text:bookmark text:name="t.88243"/><text:bookmark text:name="t.88244"/><text:span text:style-name="T1">Personalidades</text:span>: </text:p>
          <text:p text:style-name="P27"><text:bookmark text:name="t.88245"/>Son los personajes jugadores que se mueven por el universo del juego. Normalmente serán controlados de un jugador real. Se concretizan en los dos tipos de sub-entidad siguientes: </text:p>
          <text:list>
            <text:list-item>
              <text:list>
                <text:list-item>
                  <text:p text:style-name="P27"><text:bookmark text:name="t.88246"/><text:bookmark text:name="t.88247"/><text:bookmark text:name="t.88248"/><text:bookmark text:name="t.88249"/><text:bookmark text:name="t.88250"/><text:bookmark text:name="k:hd53"/><text:bookmark text:name="t.88251"/><text:bookmark text:name="k:hd54"/><text:bookmark text:name="t.88252"/><text:bookmark text:name="k:hd55"/>Civiles. Deben estar asignados a un planeta. No necesitan usar un transporte si quieren viajar a otro. Falta por ver la velocidad de desplazamiento. </text:p>
                </text:list-item>
                <text:list-item>
                  <text:p text:style-name="P27"><text:bookmark text:name="t.88253"/><text:bookmark text:name="t.88254"/><text:bookmark text:name="t.88255"/><text:bookmark text:name="k:hd56"/><text:bookmark text:name="t.88256"/><text:bookmark text:name="k:hd57"/><text:bookmark text:name="t.88257"/><text:span text:style-name="T6">Militares</text:span>. Deben estar asignados a una unidad militar. Viajarán con ella siempre. No se permiten cambios de unidad por el momento. </text:p>
                </text:list-item>
              </text:list>
            </text:list-item>
          </text:list>
        </text:list-item>
      </text:list>
      <text:list xml:id="list595870676" text:style-name="L7">
        <text:list-item>
          <text:list>
            <text:list-item>
              <text:p text:style-name="P28"><text:bookmark text:name="t.88258"/><text:bookmark text:name="t.88259"/><text:bookmark text:name="t.88260"/><text:bookmark text:name="t.88261"/><text:bookmark text:name="t.88262"/><text:span text:style-name="T3">Nivel:</text:span> Enumerado. El nivel del personaje dentro de la casa. En un principio, y sin descartar una mayor profundidad con el tiempo, las acciones que pueden llevar a cabo los roles son muy similares y se describen más abajo. Hay tres posibles niveles dentro de las casas y dos más de jugadores administrativos: </text:p>
              <text:list>
                <text:list-item>
                  <text:p text:style-name="P28"><text:bookmark text:name="t.88263"/><text:bookmark text:name="t.88264"/><text:bookmark text:name="t.88265"/>Administrador: El que llevará las tareas de mantenimiento de la web. Dará de alta usuarios y habilitará las distintas opciones que se vayan creando. </text:p>
                </text:list-item>
                <text:list-item>
                  <text:p text:style-name="P28"><text:bookmark text:name="t.88266"/><text:bookmark text:name="t.88267"/>Comstar: Son los árbitros del juego y los creadores de contenidos. Queda pendiente si existe una figura de supra-árbitro al estilo de Primus. </text:p>
                </text:list-item>
                <text:list-item>
                  <text:p text:style-name="P28"><text:bookmark text:name="t.88268"/><text:bookmark text:name="t.88269"/>Nivel 3: Príncipe (1 por casa). </text:p>
                </text:list-item>
                <text:list-item>
                  <text:p text:style-name="P28"><text:bookmark text:name="t.88270"/><text:bookmark text:name="t.88271"/><text:soft-page-break/>Nivel 2: Duque (2 por casa). </text:p>
                </text:list-item>
                <text:list-item>
                  <text:p text:style-name="P28"><text:bookmark text:name="t.88272"/><text:bookmark text:name="t.88273"/><text:bookmark text:name="t.88274"/>Nivel 1: Noble menor (Indeterminado). </text:p>
                  <text:list>
                    <text:list-item>
                      <text:p text:style-name="P41"><text:bookmark text:name="t.88275"/><text:bookmark text:name="t.88276"/><text:bookmark text:name="t.88277"/><text:bookmark text:name="k:hd514"/><text:bookmark text:name="t.88278"/><text:bookmark text:name="lcvf"/><text:bookmark text:name="t.88279"/><text:span text:style-name="T3">Casa:</text:span> Entero. Afiliación del personaje. </text:p>
                    </text:list-item>
                    <text:list-item>
                      <text:p text:style-name="P41"><text:bookmark text:name="t.88280"/><text:bookmark text:name="t.88281"/><text:bookmark text:name="t.88282"/><text:span text:style-name="T3">Estado:</text:span> Entero. Indica si el personaje está activo (1), inactivo (2) o muerto (3). </text:p>
                    </text:list-item>
                    <text:list-item>
                      <text:p text:style-name="P41"><text:bookmark text:name="t.88283"/><text:bookmark text:name="t.88284"/><text:bookmark text:name="t.88285"/><text:bookmark text:name="t.88286"/><text:span text:style-name="T5">Influencia:</text:span> Indica la influencia de un personaje dentro de su casa. Se ganará influencia mediante (entre otras) acciones militares, políticas y de rol que den una mayor profundidad y diversión al juego, felicidad de la región a su cargo, etc... Se utilizará para sofocar rebeliones, influir en unidades militares o PNJ's, conseguir apoyos de unidades neutrales, que los comunicados lleguen a oidos de más gente, etc... Se puede usar como la experiencia de un personaje en términos de recompensas, para favorecer conspiraciones internas y aumentar el factor rol del juego en general. Su utilización debe ser estrictamente secreta para los jugadores. No deberían nunca saber cuánto se gana (matemáticamente hablando) o cuánto se pierde por llevar a cabo las acciones antes de realizarlas. Todos los personajes empiezan con una influencia igual a su nivel interno por 10. </text:p>
                    </text:list-item>
                  </text:list>
                </text:list-item>
              </text:list>
            </text:list-item>
          </text:list>
        </text:list-item>
      </text:list>
      <text:list xml:id="list1941441501" text:style-name="L8">
        <text:list-item text:start-value="1">
          <text:p text:style-name="P29"><text:bookmark text:name="t.88287"/><text:bookmark text:name="t.88288"/><text:bookmark text:name="t.88289"/><text:bookmark text:name="t.88290"/><text:bookmark text:name="k:hd511"/><text:bookmark text:name="t.88291"/><text:span text:style-name="T3">Jugadores:</text:span> </text:p>
        </text:list-item>
      </text:list>
      <text:p text:style-name="P15"><text:bookmark text:name="t.88292"/>Son las personas que jugarán al juego. Usuarios de la aplicación. </text:p>
      <text:list xml:id="list1415050925" text:style-name="L9">
        <text:list-item>
          <text:list>
            <text:list-item text:start-value="1">
              <text:p text:style-name="P30"><text:bookmark text:name="t.88293"/><text:bookmark text:name="t.88294"/><text:bookmark text:name="t.88295"/><text:bookmark text:name="t.88296"/><text:bookmark text:name="t.88297"/><text:bookmark text:name="zq_-"/><text:bookmark text:name="t.88298"/><text:bookmark text:name="k:hd512"/><text:bookmark text:name="t.88299"/><text:span text:style-name="T3">Nombre</text:span>: String. Su nombre en el juego. Actua como identificador. </text:p>
            </text:list-item>
            <text:list-item>
              <text:p text:style-name="P30"><text:bookmark text:name="t.88300"/><text:bookmark text:name="t.88301"/><text:bookmark text:name="t.88302"/><text:bookmark text:name="k:hd513"/><text:bookmark text:name="t.88303"/><text:span text:style-name="T3">Pass</text:span>: String. Su contraseña para el acceso al juego. </text:p>
            </text:list-item>
            <text:list-item>
              <text:p text:style-name="P30"><text:bookmark text:name="t.88304"/><text:bookmark text:name="t.88305"/><text:bookmark text:name="t.88306"/><text:span text:style-name="T3">Personalidad</text:span>: Entero. Personaje que maneja el jugador en el juego. </text:p>
            </text:list-item>
            <text:list-item>
              <text:p text:style-name="P42"><text:bookmark text:name="t.88307"/><text:bookmark text:name="t.88308"/><text:bookmark text:name="t.88309"/><text:span text:style-name="T3">Informes batallas:</text:span> </text:p>
            </text:list-item>
          </text:list>
          <text:p text:style-name="P30"><text:bookmark text:name="t.88310"/>Se genera uno por enfrentamiento. En un principio la idea es hacerlos meramente informativos, quién vence, quién pierde, qué pierde, etc... <text:bookmark text:name="t.88311"/><text:span text:style-name="T4">Con el tiempo podría alcanzarse un cierto grado de complejidad con los mismos sirviendo para estadísticas o experiencia de las unidades y personajes.</text:span> </text:p>
          <text:list text:continue-numbering="true">
            <text:list-item>
              <text:p text:style-name="P42"><text:bookmark text:name="t.88312"/><text:bookmark text:name="t.88313"/><text:bookmark text:name="t.88314"/><text:bookmark text:name="t.88315"/><text:span text:style-name="T5">Informes de reconocimiento:</text:span> </text:p>
            </text:list-item>
          </text:list>
          <text:p text:style-name="P30"><text:bookmark text:name="t.88316"/>Pensados para dar una idea al jugador a la hora de encarar un enfrentamiento armado. Se deshabilitan de inicio por no estar implementadas las órdenes de batalla. (Ver batalla). </text:p>
        </text:list-item>
      </text:list>
      <text:p text:style-name="P1"><text:bookmark text:name="t.88317"/><text:bookmark text:name="t.88318"/><text:bookmark text:name="t.88319"/></text:p>
      <text:p text:style-name="P4"><text:bookmark text:name="t.88320"/><text:bookmark text:name="t.88321"/><text:bookmark text:name="t.88322"/>Parte segunda: Fundamentos. </text:p>
      <text:list xml:id="list766186190" text:style-name="L10">
        <text:list-item>
          <text:p text:style-name="P31"><text:bookmark text:name="t.88323"/><text:bookmark text:name="t.88324"/><text:bookmark text:name="t.88325"/><text:bookmark text:name="t.88326"/><text:bookmark text:name="t.88327"/><text:span text:style-name="T3">Regla de oro:</text:span> </text:p>
          <text:p text:style-name="P31"><text:bookmark text:name="t.88328"/><text:bookmark text:name="t.88329"/>Si dos órdenes son contradictorias la unidad seguirá las que les haya dado su inferior (jugador de menor nivel). Esto es así entendiendo que siempre se obedecen las órdenes de tu inmediato superior. Las distintas unidades del juego así lo entienden, pero los jugadores pueden a propósito <text:soft-page-break/>desobedecerlas. </text:p>
        </text:list-item>
        <text:list-item>
          <text:p text:style-name="P31"><text:bookmark text:name="t.88330"/><text:bookmark text:name="t.88331"/><text:bookmark text:name="t.88332"/><text:bookmark text:name="t.88333"/><text:span text:style-name="T3">Intendencia:</text:span> </text:p>
          <text:p text:style-name="P31"><text:bookmark text:name="t.88334"/>Cada casa en un principio tiene regimientos y transportes. Estos cuestan un dinero cada turno que debe ser satisfecho, en caso de no poder serlo desaparecerán unidades aleatoriamente hasta poder ser pagadas las restantes. </text:p>
        </text:list-item>
      </text:list>
      <text:list xml:id="list1620243094" text:style-name="L11">
        <text:list-item>
          <text:p text:style-name="P32"><text:bookmark text:name="t.88335"/><text:bookmark text:name="t.88336"/><text:bookmark text:name="t.88337"/><text:bookmark text:name="t.88338"/><text:bookmark text:name="t.88339"/><text:span text:style-name="T3">Transportes:</text:span> </text:p>
          <text:p text:style-name="P32"><text:bookmark text:name="t.88340"/>Los transportes pueden estar orbitando un planeta o en tránsito. Si se encuentran desplazándose, no pueden dar la vuelta hasta que estén en destino lo cual ocurrirá al principio de algún turno. Se considera que la llegada de un transporte no ocurre hasta que <text:bookmark text:name="t.88341"/><text:span text:style-name="T7">supera</text:span> la distancia que le separa de su destino en, al menos, una unidad. La distancia entre dos planetas se calcula sumando las distancias en los tres ejes. Por ejemplo: </text:p>
        </text:list-item>
      </text:list>
      <text:p text:style-name="P1"><text:bookmark text:name="t.88342"/>Planeta X posición 1,-1,3. </text:p>
      <text:p text:style-name="P1"><text:bookmark text:name="t.88343"/>Planeta Y posición 2,3,-2. </text:p>
      <text:p text:style-name="P1"><text:bookmark text:name="t.88344"/>Distancia: </text:p>
      <text:p text:style-name="P1"><text:bookmark text:name="t.88345"/>Eje X: 2-1=1. </text:p>
      <text:p text:style-name="P1"><text:bookmark text:name="t.88346"/>Eje Y: 3-(-1)=4 </text:p>
      <text:p text:style-name="P1"><text:bookmark text:name="t.88347"/>Eje Z: 3-(-2)=5 </text:p>
      <text:p text:style-name="P1"><text:bookmark text:name="t.88348"/>Total: 1+4+5=10. Es decir, la distancia escalar entre dos puntos del espacio. </text:p>
      <text:p text:style-name="P1"><text:bookmark text:name="t.88349"/>Resumiendo, para el ejemplo que hemos visto un transporte con velocidad 5 tardaría 2 turnos en hacer el camino. Uno de velocidad 3 tardaría 4 turnos. </text:p>
      <text:p text:style-name="P1"><text:bookmark text:name="t.88350"/><text:bookmark text:name="t.88351"/><text:span text:style-name="T4">Aunque esto está bien para empezar, no deberíamos perder la perspectiva de que, en realidad, la velocidad de los transportes es idéntica entre sí debido a los límites impuestos por el reactor Kearny-Fuchida. No estaría de más que en futuras versiones del juego se tuviese en cuenta el concepto de salto y lo que conlleva (sólo un salto por turno, dos saltos forzando la utilización de las baterías de fusión de la nave, etc...).</text:span> </text:p>
      <text:list xml:id="list536566408" text:style-name="L12">
        <text:list-item>
          <text:p text:style-name="P33"><text:bookmark text:name="t.88352"/><text:bookmark text:name="t.88353"/><text:bookmark text:name="t.88354"/><text:bookmark text:name="t.88355"/><text:bookmark text:name="t.88356"/><text:span text:style-name="T3">Batallas:</text:span> </text:p>
          <text:p text:style-name="P33"><text:bookmark text:name="t.88357"/>Cuando llegan a un planeta, los regimientos siempre descienden al mismo y allí se enfrentan a lo que haya. Las batallas se producen cuando hay dos regimientos enemigos (al menos) presentes en un planeta. Todo planeta tiene un grado defensivo que se añade al bando de la casa a la que es leal. Se aplica un algoritmo y el vencedor destruye totalmente al vencido. Las unidades así destruidas no podrán ser recuperadas. </text:p>
          <text:p text:style-name="P33"><text:bookmark text:name="t.88358"/>El algoritmo de batalla (sumando la bonificación planetaria para el bando cuya lealtad defienda el escenario de combate) para esta primera versión del documento será este: </text:p>
        </text:list-item>
      </text:list>
      <text:p text:style-name="P7"><text:bookmark text:name="t.88359"/><text:bookmark text:name="t.88360"/><text:bookmark text:name="t.88361"/><text:bookmark text:name="t.88362"/><text:bookmark text:name="t.88363"/><text:bookmark text:name="t.88364"/><text:bookmark text:name="t.88365"/></text:p>
      <table:table table:name="Table2" table:style-name="Table2">
        <table:table-column table:style-name="Table2.A"/>
        <text:soft-page-break/>
        <table:table-row>
          <table:table-cell table:style-name="Table2.A1" office:value-type="string">
            <text:p text:style-name="P9"><text:bookmark text:name="t.88366"/><text:bookmark text:name="t.88367"/>Fuerza atacante (+ Bonif. Planeta) + 1d4 Vs Fuerza Defensiva (+ Bonif. Planeta) + 1d4 </text:p>
          </table:table-cell>
        </table:table-row>
      </table:table>
      <text:p text:style-name="P1"><text:bookmark text:name="t.88368"/><text:bookmark text:name="t.88369"/>La menor de las dos sumas acaba con la destrucción de todas las unidades perdedoras. <text:bookmark text:name="t.88370"/><text:span text:style-name="T4">En futuras versiones, además de complicar bastante el algoritmo, habrá que tener en cuenta el sistema de resistencia de los regimientos, la veteranía de estos, las acciones llevadas a cabo por los generales y hacer posibles batallas sostenidas durante varios turnos.</text:span> </text:p>
      <text:list xml:id="list182851991" text:style-name="L13">
        <text:list-item>
          <text:p text:style-name="P34"><text:bookmark text:name="t.88371"/><text:bookmark text:name="t.88372"/><text:bookmark text:name="t.88373"/><text:bookmark text:name="t.88374"/><text:bookmark text:name="t.88375"/><text:span text:style-name="T3">Turnos:</text:span> </text:p>
          <text:p text:style-name="P34"><text:bookmark text:name="t.88376"/>Los turnos se terminan de manera asíncrona. Todos los jugadores de nivel 3 tienen un botón de finalizar turno y una vez pulsado, este termina. Cuando todos los príncipes terminen turno, se lanzarán los procesos que se lleven a cabo para resolverlo <text:bookmark text:name="t.88377"/><text:span text:style-name="T4">y se enviará un mail para hacérselo indicar a los jugadores. Es muy importante el factor rol en el juego y con turnos demasiado cortos (aunque se me antoja raro que pase, existe la posibilidad matemática de que ocurra) ésto será absolutamente imposible de conseguir. Debería haber un mínimo de tiempo por turno por calibrar.</text:span> </text:p>
        </text:list-item>
      </text:list>
      <text:p text:style-name="P6"><text:bookmark text:name="t.88378"/><text:bookmark text:name="t.88379"/><text:bookmark text:name="t.88380"/><text:span text:style-name="T1">Parte tercera: Navegación.</text:span> </text:p>
      <text:p text:style-name="P5"><text:bookmark text:name="t.88381"/><text:bookmark text:name="t.88382"/><text:bookmark text:name="npbg0"/><text:bookmark text:name="t.88383"/><text:bookmark text:name="t.88384"/>- Pantallas: </text:p>
      <text:list xml:id="list2073581852" text:style-name="L14">
        <text:list-item>
          <text:p text:style-name="P35"><text:bookmark text:name="t.88385"/><text:bookmark text:name="t.88386"/><text:bookmark text:name="t.88387"/><text:bookmark text:name="t.88388"/><text:span text:style-name="T3">Login:</text:span> Pantalla de acceso a la aplicación, el usuario deberá teclear su nombre y contraseña para poder avanzar. Se muestra el estado del turno indicando las casas que han terminado y las que no lo han hecho. </text:p>
        </text:list-item>
        <text:list-item>
          <text:p text:style-name="P35"><text:bookmark text:name="t.88389"/><text:bookmark text:name="t.88390"/><text:bookmark text:name="t.88391"/><text:span text:style-name="T3">Pantalla de juego:</text:span> Consta de un menú lateral izquierdo para las distintas opciones del jugador. Un banner superior de adorno y un espacio de trabajo en el que irán apareciendo las distintas pantallas a medida que el jugador pulse enlaces. Los distintos elementos referidos quedan descritos de la siguiente manera: </text:p>
        </text:list-item>
        <text:list-item>
          <text:p text:style-name="P35"><text:bookmark text:name="t.88392"/><text:bookmark text:name="t.88393"/><text:bookmark text:name="t.88394"/><text:span text:style-name="T3">Menú:</text:span> En la parte superior derecha aparecerá un enlace a las notas de la versión (pop-up?). Hay tres bloques definidos del menú: opciones propias del rol del jugador, opciones comunes a todos los roles y bloque de salir (para evitar que se pinche por error). Según rol: </text:p>
          <text:list>
            <text:list-item>
              <text:p text:style-name="P35"><text:bookmark text:name="t.88395"/><text:bookmark text:name="t.88396"/><text:bookmark text:name="t.88397"/>Administrador: Alta/baja/edición de usuarios. </text:p>
            </text:list-item>
            <text:list-item>
              <text:p text:style-name="P35"><text:bookmark text:name="t.88398"/><text:bookmark text:name="t.88399"/>Comstar 2: Alta/baja/edición de planetas, transportes, personajes y unidades. <text:bookmark text:name="t.88400"/><text:span text:style-name="T4">Aprobación de gestiones llevadas a cabo por Comstar 1.</text:span> </text:p>
            </text:list-item>
            <text:list-item>
              <text:p text:style-name="P35"><text:bookmark text:name="t.88401"/><text:bookmark text:name="t.88402"/><text:bookmark text:name="t.88403"/><text:span text:style-name="T4">Comstar 1: Alta/baja/edición de planetas, transportes, personajes y unidades.</text:span> </text:p>
            </text:list-item>
            <text:list-item>
              <text:p text:style-name="P35"><text:bookmark text:name="t.88404"/><text:bookmark text:name="t.88405"/>Clase 3: Economía, guerra, espionaje y política sobre la casa. Terminar turno<text:bookmark text:name="t.88406"/><text:span text:style-name="T6"> (se pide confirmación en otra pantalla)</text:span>. </text:p>
            </text:list-item>
            <text:list-item>
              <text:p text:style-name="P35"><text:bookmark text:name="t.88407"/><text:bookmark text:name="t.88408"/>Clase 2: Economía, guerra, espionaje y política sobre la región que administran </text:p>
            </text:list-item>
            <text:list-item>
              <text:p text:style-name="P35"><text:bookmark text:name="t.88409"/><text:bookmark text:name="t.88410"/><text:bookmark text:name="t.88411"/><text:bookmark text:name="m:ie"/>Clase 1: Economía, guerra, espionaje y política sobre su feudo. </text:p>
            </text:list-item>
          </text:list>
        </text:list-item>
        <text:list-item>
          <text:p text:style-name="P35"><text:bookmark text:name="t.88412"/><text:bookmark text:name="t.88413"/><text:bookmark text:name="t.88414"/><text:span text:style-name="T3">Altas/bajas/ediciones - Buscador:</text:span> </text:p>
          <text:list>
            <text:list-item>
              <text:p text:style-name="P35"><text:bookmark text:name="t.88415"/><text:bookmark text:name="t.88416"/><text:bookmark text:name="t.88417"/><text:bookmark text:name="t.88418"/><text:bookmark text:name="npbg1"/><text:soft-page-break/>Parten de una jsp común en la que se pueda establecer algún objeto filtro (según el enlace pulsado en la pantalla anterior) que admita nombre (textField) y casa (select). </text:p>
            </text:list-item>
            <text:list-item>
              <text:p text:style-name="P35"><text:bookmark text:name="t.88419"/><text:bookmark text:name="t.88420"/>El botón de buscar mostrará un listado con los objetos que se adecúen al filtro objeto. </text:p>
            </text:list-item>
            <text:list-item>
              <text:p text:style-name="P35"><text:bookmark text:name="t.88421"/><text:bookmark text:name="t.88422"/>Cada uno de estos objetos podrá ser editado o eliminado (mensaje de alerta para eliminar). </text:p>
            </text:list-item>
            <text:list-item>
              <text:p text:style-name="P35"><text:bookmark text:name="t.88423"/><text:bookmark text:name="t.88424"/>Existe un botón de añadir que lleva a la pantalla de edición con todos los campos en blanco. </text:p>
            </text:list-item>
          </text:list>
        </text:list-item>
        <text:list-item>
          <text:p text:style-name="P35"><text:bookmark text:name="t.88425"/><text:bookmark text:name="t.88426"/><text:bookmark text:name="t.88427"/><text:span text:style-name="T3">Altas/bajas/ediciones – Edición/Creación:</text:span> </text:p>
          <text:list>
            <text:list-item>
              <text:p text:style-name="P35"><text:bookmark text:name="t.88428"/><text:bookmark text:name="t.88429"/><text:bookmark text:name="t.88430"/>Una pantalla por cada objeto con edición. Sus campos se ajustan a los campos en BBDD de cada uno de los elementos susceptibles de ser editados. </text:p>
            </text:list-item>
            <text:list-item>
              <text:p text:style-name="P35"><text:bookmark text:name="t.88431"/><text:bookmark text:name="t.88432"/>Botón de aceptar guarda las modificaciones o crea el objeto si no existiese. </text:p>
            </text:list-item>
            <text:list-item>
              <text:p text:style-name="P35"><text:bookmark text:name="t.88433"/><text:bookmark text:name="t.88434"/>Botón de cancelar te devuelve al buscador. </text:p>
            </text:list-item>
          </text:list>
        </text:list-item>
        <text:list-item>
          <text:p text:style-name="P24"><text:bookmark text:name="t.88435"/><text:bookmark text:name="t.88436"/><text:bookmark text:name="t.88437"/>Economía: </text:p>
          <text:list>
            <text:list-item>
              <text:p text:style-name="P35"><text:bookmark text:name="t.88438"/><text:bookmark text:name="t.88439"/><text:bookmark text:name="t.88440"/><text:bookmark text:name="t.88441"/><text:span text:style-name="T4">Compra de productos:</text:span> Por definir el nivel de detalle que puede elegir el jugador. ¿Productos ya hechos? ¿Creación de productos a medida? ¿Qué productos?</text:p>
            </text:list-item>
            <text:list-item>
              <text:p text:style-name="P35">Reparación de unidades: Gastar dinero por cada punto de vida que se quiera añadir (columnas resistencia actual y resistencia total).</text:p>
            </text:list-item>
            <text:list-item>
              <text:p text:style-name="P35"><text:bookmark text:name="t.88442"/><text:bookmark text:name="t.88443"/>Tasas: En un principio sólo se permite modificar el porcentaje de impuestos que se cobran a los ciudadanos. <text:bookmark text:name="t.88444"/><text:span text:style-name="T4">Ésto repercutirá en distintos aspectos del juego según se vaya viendo (lealtad </text:span><text:span text:style-name="T4">del planeta, influencia del personaje que modifique las tasas, etc...)</text:span> </text:p>
            </text:list-item>
            <text:list-item>
              <text:p text:style-name="P35"><text:bookmark text:name="t.88445"/><text:bookmark text:name="t.88446"/>Reporte económico: Informes económicos del turno previo. Más o menos completos según se vaya viendo. En un principio sólo ingresos por tasas y costos por mantenimiento. </text:p>
            </text:list-item>
          </text:list>
        </text:list-item>
        <text:list-item>
          <text:p text:style-name="P35"><text:bookmark text:name="t.88447"/><text:bookmark text:name="t.88448"/><text:bookmark text:name="t.88449"/><text:span text:style-name="T3">Guerra:</text:span> </text:p>
          <text:list>
            <text:list-item>
              <text:p text:style-name="P35"><text:bookmark text:name="t.88450"/><text:bookmark text:name="t.88451"/><text:bookmark text:name="t.88452"/>Movimientos de transportes: Listado de transportes y sus estados actuales. Los transportes en tránsito no pueden ser desviados de ruta, si los transportes están estacionados en un planeta, se les pueden dar órdenes de movimiento las cuales podrán ser canceladas antes de pulsar el botón de finalizar el turno. Cada jugador podrá ver los movimientos de tropas que partan de su zona de influencia y podrán darles órdenes directas. </text:p>
            </text:list-item>
            <text:list-item>
              <text:p text:style-name="P35"><text:bookmark text:name="t.88453"/><text:bookmark text:name="t.88454"/>Informes: Pantalla en la que se visualizarán dos tipos de informes. Dividido en dos pantallas, una con el listado (código del informe, tipo, turno, y otra pulsando sobre este, con el informe en sí. </text:p>
              <text:list>
                <text:list-item text:start-value="1">
                  <text:p text:style-name="P35"><text:bookmark text:name="t.88455"/><text:bookmark text:name="t.88456"/><text:bookmark text:name="t.88457"/>Resultado de batallas. </text:p>
                  <text:p text:style-name="P35">Unidades propias, unidades enemigas y resultado de la batalla.</text:p>
                </text:list-item>
                <text:list-item>
                  <text:p text:style-name="P36"><text:bookmark text:name="t.88458"/><text:bookmark text:name="t.88459"/>Reconocimiento del terreno. </text:p>
                </text:list-item>
              </text:list>
            </text:list-item>
          </text:list>
        </text:list-item>
      </text:list>
      <text:p text:style-name="P1"><text:soft-page-break/><text:tab/><text:tab/><text:tab/>Unidades enemigas con su fuerza de ataque y defensa en un rango de habilidad. Rango <text:tab/><text:tab/><text:tab/>de hostilidad <text:tab/>para el planeta. El rango está fuera del alcance de este documento y <text:tab/><text:tab/><text:tab/>debe ser especificado en el manual de HX.</text:p>
      <text:list xml:id="list1131100437" text:continue-list="list2073581852" text:style-name="L14">
        <text:list-item text:start-value="1">
          <text:list>
            <text:list-item text:start-value="1">
              <text:p text:style-name="P35"><text:bookmark text:name="t.88460"/><text:bookmark text:name="t.88461"/>Batallas: <text:bookmark text:name="t.88462"/><text:span text:style-name="T4">Se podrá definir el tipo de comportamiento de una unidad en caso de encontrar </text:span><text:span text:style-name="T4">fuerzas hostiles en el lugar.</text:span> Las batallas tienen lugar el turno en que se toma tierra, al pulsar el botón de finalizar el combate. El orden del combate es el siguiente: </text:p>
              <text:list>
                <text:list-item>
                  <text:p text:style-name="P35"><text:bookmark text:name="t.88463"/><text:bookmark text:name="t.88464"/><text:bookmark text:name="t.88465"/>Principio de turno. <text:bookmark text:name="t.88466"/><text:span text:style-name="T4">Los regimientos toman tierra. El jugador elige qué regimiento (si alguno) reconocerá el terreno y de qué modo lo hará (tres grados de riesgo). </text:span><text:s/>El subturno termina al pulsar el botón “Siguiente” y es en ese momento cuando se generan los informes de reconocimiento. </text:p>
                </text:list-item>
                <text:list-item>
                  <text:p text:style-name="P35">Fin del turno. A<text:span text:style-name="T4">parecen informes en la pantalla de informes de la sección de Guerra indicando la información recopilada por la unidad enviada al principio del turno</text:span>. El encargado de las unidades decide entonces el curso de acción para sus regimientos entre varias opciones: Retirada, combate<text:span text:style-name="T4">, atrincheramiento</text:span>. <text:s/>El combate se da por finalizado de manera irreversible al pulsar el botón “Resolver combate”. El informe de batalla se verá en la pantalla de “Resultado de batallas” al inicio del turno siguiente.</text:p>
                </text:list-item>
              </text:list>
            </text:list-item>
          </text:list>
        </text:list-item>
        <text:list-item>
          <text:p text:style-name="P24"><text:bookmark text:name="t.88473"/><text:bookmark text:name="t.88474"/><text:bookmark text:name="t.88475"/><text:bookmark text:name="t.88476"/><text:span text:style-name="T4">Espionaje</text:span>: </text:p>
          <text:list>
            <text:list-item>
              <text:p text:style-name="P35"><text:bookmark text:name="t.88477"/><text:bookmark text:name="t.88478"/><text:bookmark text:name="t.88479"/>Infiltración. </text:p>
            </text:list-item>
            <text:list-item>
              <text:p text:style-name="P35"><text:bookmark text:name="t.88480"/><text:bookmark text:name="t.88481"/>Misiones. </text:p>
            </text:list-item>
            <text:list-item>
              <text:p text:style-name="P35"><text:bookmark text:name="t.88482"/><text:bookmark text:name="t.88483"/>Contraespionaje. </text:p>
            </text:list-item>
          </text:list>
        </text:list-item>
        <text:list-item>
          <text:p text:style-name="P24"><text:bookmark text:name="t.88484"/><text:bookmark text:name="t.88485"/><text:bookmark text:name="t.88486"/><text:bookmark text:name="t.88487"/><text:span text:style-name="T4">Política:</text:span> </text:p>
          <text:list>
            <text:list-item>
              <text:p text:style-name="P35"><text:bookmark text:name="t.88488"/><text:bookmark text:name="t.88489"/><text:bookmark text:name="t.88490"/>Mensajería: Listado de mensajes en la parte superior y un editor/visualizador abajo. </text:p>
            </text:list-item>
            <text:list-item>
              <text:p text:style-name="P36">Relaciones entre jugadores: Los jugadores de mayor rango podrían degradar o ascender a otros jugadores así como otorgarles el control de regimientos.</text:p>
            </text:list-item>
            <text:list-item>
              <text:p text:style-name="P35"><text:bookmark text:name="t.88491"/><text:bookmark text:name="t.88492"/>Tratados entre casas: Diagrama de estados entre casas. Son los propios jugadores los que deciden de turno en turno sus relaciones con las casas restantes. Utilizar colores para representar los distintos estados: </text:p>
              <text:list>
                <text:list-item>
                  <text:p text:style-name="P35"><text:bookmark text:name="t.88493"/><text:bookmark text:name="t.88494"/><text:bookmark text:name="t.88495"/>Verde paz. (0) </text:p>
                </text:list-item>
                <text:list-item>
                  <text:p text:style-name="P35"><text:bookmark text:name="t.88496"/><text:bookmark text:name="t.88497"/>Amarillo neutro. (1) </text:p>
                </text:list-item>
                <text:list-item>
                  <text:p text:style-name="P35"><text:bookmark text:name="t.88498"/><text:bookmark text:name="t.88499"/>Rojo guerra. <text:bookmark text:name="t.88500"/><text:span text:style-name="T6">(2)</text:span> </text:p>
                </text:list-item>
                <text:list-item>
                  <text:p text:style-name="P43"><text:bookmark text:name="t.88501"/><text:bookmark text:name="t.88502"/><text:bookmark text:name="t.88503"/><text:span text:style-name="T4">Declaración:</text:span> Cada turno, el personaje podrá lanzar un mensaje a la esfera interior que podrá ser leído por los jugadores dentro de su influencia. La influencia de un personaje en un principio vendrá dada por su nivel. Los mensajes de los jugadores de nivel 3 en adelante aparecerán en la portada y todos serán guardados en BBDD. </text:p>
                </text:list-item>
              </text:list>
            </text:list-item>
          </text:list>
        </text:list-item>
      </text:list>
      <text:p text:style-name="P18"><text:soft-page-break/><text:tab/><text:tab/>Version.</text:p>
      <text:p text:style-name="P18"><text:tab/><text:tab/><text:tab/>Créditos del juego y changelog de la versión actual. Mail de contacto para solicitar formar <text:tab/><text:tab/>parte del desarrollo.</text:p>
      <text:list xml:id="list1527489009" text:continue-numbering="true" text:style-name="L14">
        <text:list-header>
          <text:p text:style-name="P35"><text:bookmark text:name="t.88504"/><text:bookmark text:name="t.88505"/><text:bookmark text:name="t.88506"/><text:span text:style-name="T2">Parte cuarta: Recursos técnicos.</text:span> </text:p>
        </text:list-header>
      </text:list>
      <text:list xml:id="list2086088992" text:style-name="L15">
        <text:list-item>
          <text:list>
            <text:list-header>
              <text:p text:style-name="P37"><text:bookmark text:name="t.88507"/><text:bookmark text:name="t.88508"/><text:bookmark text:name="t.88509"/><text:bookmark text:name="t.88510"/><text:bookmark text:name="t.88511"/><text:span text:style-name="T3">- Herramientas:</text:span> </text:p>
            </text:list-header>
          </text:list>
        </text:list-item>
        <text:list-item>
          <text:p text:style-name="P37"><text:bookmark text:name="t.88512"/><text:bookmark text:name="t.88513"/>Se utilizará Eclipse 3.4 Ganymede para la codificación en Java 6. Struts2 nos servirá de nutshell con la ayuda de Tiles. </text:p>
        </text:list-item>
        <text:list-item>
          <text:p text:style-name="P37"><text:bookmark text:name="t.88514"/><text:bookmark text:name="t.88515"/>Como servidor de aplicaciones utilizaremos Apache Tomcat. Maven para la construcción y control de dependencias.. </text:p>
        </text:list-item>
        <text:list-item>
          <text:p text:style-name="P37"><text:bookmark text:name="t.88516"/><text:bookmark text:name="t.88517"/>Como BBDD usaremos MySql. Para conectarnos a ella tiraremos de Hibernate. </text:p>
          <text:list>
            <text:list-header>
              <text:p text:style-name="P37"><text:bookmark text:name="t.88518"/><text:bookmark text:name="t.88519"/><text:bookmark text:name="t.88520"/><text:bookmark text:name="t.88521"/><text:span text:style-name="T3">- Desarrolladores:</text:span> </text:p>
            </text:list-header>
          </text:list>
        </text:list-item>
        <text:list-item>
          <text:p text:style-name="P37"><text:bookmark text:name="t.88522"/><text:bookmark text:name="t.88523"/>Luis Ollero Pena (Kineas). Primera versión del juego. Concepto, diseño, análisis, codificación y documentación. </text:p>
        </text:list-item>
      </text:list>
      <text:list xml:id="list915396896" text:style-name="L16">
        <text:list-item>
          <text:list>
            <text:list-item>
              <text:list>
                <text:list-header>
                  <text:p text:style-name="P38"><text:bookmark text:name="t.88524"/><text:bookmark text:name="t.88525"/><text:bookmark text:name="t.88526"/><text:bookmark text:name="t.88527"/><text:bookmark text:name="t.88528"/><text:bookmark text:name="t.88529"/><text:span text:style-name="T2">Parte quinta: Apéndices.</text:span> </text:p>
                </text:list-header>
              </text:list>
            </text:list-item>
          </text:list>
        </text:list-item>
      </text:list>
      <text:list xml:id="list1938809632" text:style-name="L17">
        <text:list-item>
          <text:list>
            <text:list-header>
              <text:p text:style-name="P39"><text:bookmark text:name="t.88530"/><text:bookmark text:name="t.88531"/><text:bookmark text:name="t.88532"/><text:bookmark text:name="t.88533"/><text:bookmark text:name="t.88534"/><text:span text:style-name="T3">- Tablas:</text:span> </text:p>
              <text:list>
                <text:list-item>
                  <text:list>
                    <text:list-item>
                      <text:list>
                        <text:list-item>
                          <text:p text:style-name="P39"><text:bookmark text:name="t.88535"/><text:bookmark text:name="t.88536"/><text:bookmark text:name="t.88537"/><text:bookmark text:name="t.88538"/><text:bookmark text:name="t.88539"/><text:bookmark text:name="t.88540"/>Casas: </text:p>
                        </text:list-item>
                      </text:list>
                    </text:list-item>
                  </text:list>
                </text:list-item>
              </text:list>
            </text:list-header>
          </text:list>
        </text:list-item>
      </text:list>
      <text:section text:style-name="Sect1" text:name="t.88541">
        <text:p text:style-name="P16"><text:bookmark text:name="t.88542"/><text:bookmark text:name="t.88543"/><text:bookmark text:name="t.88544"/><text:bookmark text:name="t.88545"/><text:bookmark text:name="t.88546"/></text:p>
        <table:table table:name="Table3" table:style-name="Table3">
          <table:table-column table:style-name="Table3.A"/>
          <table:table-column table:style-name="Table3.B"/>
          <table:table-row>
            <table:table-cell table:style-name="Table3.A1" office:value-type="string">
              <text:p text:style-name="P10"><text:bookmark text:name="t.88547"/><text:bookmark text:name="t.88548"/>Identificador <text:bookmark text:name="t.88549"/></text:p>
            </table:table-cell>
            <table:table-cell table:style-name="Table3.B1" office:value-type="string">
              <text:p text:style-name="P10"><text:bookmark text:name="t.88550"/>Nombre <text:bookmark text:name="t.88551"/><text:bookmark text:name="t.88552"/></text:p>
            </table:table-cell>
          </table:table-row>
          <table:table-row>
            <table:table-cell table:style-name="Table3.A2" office:value-type="string">
              <text:p text:style-name="P9"><text:bookmark text:name="t.88553"/>0 <text:bookmark text:name="t.88554"/></text:p>
            </table:table-cell>
            <table:table-cell table:style-name="Table3.B2" office:value-type="string">
              <text:p text:style-name="P8"><text:bookmark text:name="t.88555"/>Neutral <text:bookmark text:name="t.88556"/><text:bookmark text:name="t.88557"/></text:p>
            </table:table-cell>
          </table:table-row>
          <table:table-row>
            <table:table-cell table:style-name="Table3.A2" office:value-type="string">
              <text:p text:style-name="P9"><text:bookmark text:name="t.88558"/>1 <text:bookmark text:name="t.88559"/></text:p>
            </table:table-cell>
            <table:table-cell table:style-name="Table3.B2" office:value-type="string">
              <text:p text:style-name="P8"><text:bookmark text:name="t.88560"/>Casa Kurita <text:bookmark text:name="t.88561"/><text:bookmark text:name="t.88562"/></text:p>
            </table:table-cell>
          </table:table-row>
          <table:table-row>
            <table:table-cell table:style-name="Table3.A2" office:value-type="string">
              <text:p text:style-name="P9"><text:bookmark text:name="t.88563"/>2 <text:bookmark text:name="t.88564"/></text:p>
            </table:table-cell>
            <table:table-cell table:style-name="Table3.B2" office:value-type="string">
              <text:p text:style-name="P8"><text:bookmark text:name="t.88565"/>Casa Davion <text:bookmark text:name="t.88566"/><text:bookmark text:name="t.88567"/></text:p>
            </table:table-cell>
          </table:table-row>
          <table:table-row>
            <table:table-cell table:style-name="Table3.A2" office:value-type="string">
              <text:p text:style-name="P9"><text:bookmark text:name="t.88568"/>3 <text:bookmark text:name="t.88569"/></text:p>
            </table:table-cell>
            <table:table-cell table:style-name="Table3.B2" office:value-type="string">
              <text:p text:style-name="P8"><text:bookmark text:name="t.88570"/>Casa Steiner <text:bookmark text:name="t.88571"/><text:bookmark text:name="t.88572"/></text:p>
            </table:table-cell>
          </table:table-row>
          <table:table-row>
            <table:table-cell table:style-name="Table3.A2" office:value-type="string">
              <text:p text:style-name="P9"><text:bookmark text:name="t.88573"/>4 <text:bookmark text:name="t.88574"/></text:p>
            </table:table-cell>
            <table:table-cell table:style-name="Table3.B2" office:value-type="string">
              <text:p text:style-name="P8"><text:bookmark text:name="t.88575"/>Casa Marik <text:bookmark text:name="t.88576"/><text:bookmark text:name="t.88577"/></text:p>
            </table:table-cell>
          </table:table-row>
          <table:table-row>
            <table:table-cell table:style-name="Table3.A2" office:value-type="string">
              <text:p text:style-name="P9"><text:bookmark text:name="t.88578"/>5 <text:bookmark text:name="t.88579"/></text:p>
            </table:table-cell>
            <table:table-cell table:style-name="Table3.B2" office:value-type="string">
              <text:p text:style-name="P8"><text:bookmark text:name="t.88580"/>Casa Liao </text:p>
            </table:table-cell>
          </table:table-row>
        </table:table>
      </text:section>
      <text:p text:style-name="P1"><text:bookmark text:name="t.88581"/><text:bookmark text:name="t.88582"/><text:bookmark text:name="t.88583"/></text:p>
      <text:list xml:id="list2076691564" text:style-name="L18">
        <text:list-item>
          <text:p text:style-name="P44"><text:bookmark text:name="t.88584"/><text:bookmark text:name="t.88585"/><text:bookmark text:name="t.88586"/><text:bookmark text:name="t.88587"/>Nivel: </text:p>
        </text:list-item>
      </text:list>
      <text:p text:style-name="P17"><text:bookmark text:name="t.88588"/><text:bookmark text:name="t.88589"/><text:bookmark text:name="t.88590"/><text:bookmark text:name="t.88591"/><text:bookmark text:name="t.88592"/><text:bookmark text:name="t.88593"/><text:bookmark text:name="t.88594"/><text:bookmark text:name="t.88595"/><text:bookmark text:name="t.88596"/><text:bookmark text:name="t.88597"/><text:bookmark text:name="t.88598"/><text:bookmark text:name="t.88599"/><text:bookmark text:name="t.88600"/></text:p>
      <table:table table:name="Table4" table:style-name="Table4">
        <table:table-column table:style-name="Table4.A"/>
        <table:table-column table:style-name="Table4.B"/>
        <text:soft-page-break/>
        <table:table-row>
          <table:table-cell table:style-name="Table4.A1" office:value-type="string">
            <text:p text:style-name="P11"><text:bookmark text:name="t.88601"/><text:bookmark text:name="t.88602"/>Identificador <text:bookmark text:name="t.88603"/></text:p>
          </table:table-cell>
          <table:table-cell table:style-name="Table4.B1" office:value-type="string">
            <text:p text:style-name="P11"><text:bookmark text:name="t.88604"/>Nivel <text:bookmark text:name="t.88605"/><text:bookmark text:name="t.88606"/></text:p>
          </table:table-cell>
        </table:table-row>
        <table:table-row>
          <table:table-cell table:style-name="Table4.A2" office:value-type="string">
            <text:p text:style-name="P9"><text:bookmark text:name="t.88607"/>0 <text:bookmark text:name="t.88608"/></text:p>
          </table:table-cell>
          <table:table-cell table:style-name="Table4.B2" office:value-type="string">
            <text:p text:style-name="P9"><text:bookmark text:name="t.88609"/>Administrador <text:bookmark text:name="t.88610"/><text:bookmark text:name="t.88611"/></text:p>
          </table:table-cell>
        </table:table-row>
        <table:table-row>
          <table:table-cell table:style-name="Table4.A2" office:value-type="string">
            <text:p text:style-name="P9"><text:bookmark text:name="t.88612"/>1 <text:bookmark text:name="t.88613"/></text:p>
          </table:table-cell>
          <table:table-cell table:style-name="Table4.B2" office:value-type="string">
            <text:p text:style-name="P9"><text:bookmark text:name="t.88614"/>Comstar 2 <text:bookmark text:name="t.88615"/><text:bookmark text:name="t.88616"/></text:p>
          </table:table-cell>
        </table:table-row>
        <table:table-row>
          <table:table-cell table:style-name="Table4.A2" office:value-type="string">
            <text:p text:style-name="P9"><text:bookmark text:name="t.88617"/>2 <text:bookmark text:name="t.88618"/></text:p>
          </table:table-cell>
          <table:table-cell table:style-name="Table4.B2" office:value-type="string">
            <text:p text:style-name="P9"><text:bookmark text:name="t.88619"/>Comstar 1 <text:bookmark text:name="t.88620"/><text:bookmark text:name="t.88621"/></text:p>
          </table:table-cell>
        </table:table-row>
        <table:table-row>
          <table:table-cell table:style-name="Table4.A2" office:value-type="string">
            <text:p text:style-name="P9"><text:bookmark text:name="t.88622"/>3 <text:bookmark text:name="t.88623"/></text:p>
          </table:table-cell>
          <table:table-cell table:style-name="Table4.B2" office:value-type="string">
            <text:p text:style-name="P9"><text:bookmark text:name="t.88624"/>Príncipe <text:bookmark text:name="t.88625"/><text:bookmark text:name="t.88626"/></text:p>
          </table:table-cell>
        </table:table-row>
        <table:table-row>
          <table:table-cell table:style-name="Table4.A2" office:value-type="string">
            <text:p text:style-name="P9"><text:bookmark text:name="t.88627"/>4 <text:bookmark text:name="t.88628"/></text:p>
          </table:table-cell>
          <table:table-cell table:style-name="Table4.B2" office:value-type="string">
            <text:p text:style-name="P9"><text:bookmark text:name="t.88629"/>Duque <text:bookmark text:name="t.88630"/><text:bookmark text:name="t.88631"/></text:p>
          </table:table-cell>
        </table:table-row>
        <table:table-row>
          <table:table-cell table:style-name="Table4.A2" office:value-type="string">
            <text:p text:style-name="P9"><text:bookmark text:name="t.88632"/>5 <text:bookmark text:name="t.88633"/></text:p>
          </table:table-cell>
          <table:table-cell table:style-name="Table4.B2" office:value-type="string">
            <text:p text:style-name="P9"><text:bookmark text:name="t.88634"/>Noble </text:p>
          </table:table-cell>
        </table:table-row>
      </table:table>
      <text:p text:style-name="P1"/>
      <text:p text:style-name="P1"><text:bookmark text:name="t.88635"/>BBDD: </text:p>
      <text:p text:style-name="P1"><text:bookmark text:name="t.88636"/>Tabla Turno que lleve el número de turnos que se llevan de juego y la fecha en que se han jugado (inicio-fin). </text:p>
      <text:p text:style-name="P1"><text:bookmark text:name="t.88637"/>Tabla informe_batalla <text:bookmark text:name="t.88638"/><text:span text:style-name="T3">turno(int), planeta(int)</text:span>, unidades involucradas (String), resultado (String). </text:p>
      <text:p text:style-name="P1"><text:bookmark text:name="t.88639"/>Tabla informe_explorador campos: <text:bookmark text:name="t.88640"/><text:span text:style-name="T3">Unidad (int), turno(int)</text:span>, planeta(int), grado éxito (int), unidades encontradas (String). </text:p>
      <text:p text:style-name="Text_20_body"><text:bookmark text:name="t.886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152cm" fo:text-indent="0cm" style:auto-text-indent="false"/>
    </style:style>
    <style:style style:name="List_20_Heading" style:display-name="List Heading" style:family="paragraph" style:parent-style-name="Standard" style:next-style-name="List_20_Contents" style:class="html">
      <style:paragraph-properties fo:margin-left="0cm" fo:margin-right="0.152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1-19T08:34:57</meta:creation-date>
    <dc:date>2009-07-28T17:02:33</dc:date>
    <dc:language>en-US</dc:language>
    <meta:editing-cycles>28</meta:editing-cycles>
    <meta:editing-duration>PT04H39M49S</meta:editing-duration>
    <meta:document-statistic meta:table-count="4" meta:image-count="0" meta:object-count="0" meta:page-count="10" meta:paragraph-count="191" meta:word-count="2911" meta:character-count="17611"/>
    <meta:user-defined meta:name="Info 1"/>
    <meta:user-defined meta:name="Info 2"/>
    <meta:user-defined meta:name="Info 3"/>
    <meta:user-defined meta:name="Info 4"/>
    <meta:hyperlink-behaviour office:target-frame-name="_top" xlink:show="replace"/>
  </office:meta>
</office:document-meta>
</file>